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0.6" style:family="table-row">
      <style:table-row-properties style:min-row-height="18.706cm"/>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Standard">
      <style:text-properties officeooo:paragraph-rsid="000393ce"/>
    </style:style>
    <style:style style:name="P7" style:family="paragraph" style:parent-style-name="Heading">
      <style:text-properties fo:font-size="18pt" style:font-size-asian="18pt" style:font-size-complex="18pt"/>
    </style:style>
    <style:style style:name="P8" style:family="paragraph" style:parent-style-name="Table_20_Contents">
      <style:text-properties officeooo:rsid="000393ce" officeooo:paragraph-rsid="000393ce"/>
    </style:style>
    <style:style style:name="P9" style:family="paragraph" style:parent-style-name="Table_20_Contents">
      <style:text-properties officeooo:rsid="0004ebcd" officeooo:paragraph-rsid="0004ebcd"/>
    </style:style>
    <style:style style:name="P10" style:family="paragraph" style:parent-style-name="Table_20_Contents">
      <style:text-properties officeooo:rsid="000510a7" officeooo:paragraph-rsid="000510a7"/>
    </style:style>
    <style:style style:name="P11" style:family="paragraph" style:parent-style-name="Table_20_Contents">
      <style:text-properties officeooo:rsid="000521bf" officeooo:paragraph-rsid="000521bf"/>
    </style:style>
    <style:style style:name="P12" style:family="paragraph" style:parent-style-name="Table_20_Contents">
      <style:text-properties officeooo:rsid="0005dfb8" officeooo:paragraph-rsid="0005dfb8"/>
    </style:style>
    <style:style style:name="P13" style:family="paragraph" style:parent-style-name="Table_20_Contents">
      <style:text-properties fo:font-weight="normal" officeooo:rsid="000510a7" officeooo:paragraph-rsid="000510a7" style:font-weight-asian="normal" style:font-weight-complex="normal"/>
    </style:style>
    <style:style style:name="P14" style:family="paragraph" style:parent-style-name="Table_20_Contents">
      <style:text-properties officeooo:rsid="00088280" officeooo:paragraph-rsid="00088280"/>
    </style:style>
    <style:style style:name="P15" style:family="paragraph" style:parent-style-name="Table_20_Contents">
      <style:paragraph-properties fo:margin-top="0cm" fo:margin-bottom="0.252cm" loext:contextual-spacing="false" fo:line-height="100%"/>
      <style:text-properties fo:font-size="9pt" officeooo:rsid="0005dfb8" officeooo:paragraph-rsid="0005dfb8" style:font-size-asian="9pt" style:font-size-complex="9pt"/>
    </style:style>
    <style:style style:name="P16" style:family="paragraph" style:parent-style-name="Table_20_Contents">
      <style:paragraph-properties fo:margin-top="0.101cm" fo:margin-bottom="0.252cm" loext:contextual-spacing="false" fo:line-height="100%"/>
      <style:text-properties fo:font-size="9pt" officeooo:rsid="000510a7" officeooo:paragraph-rsid="000510a7" style:font-size-asian="9pt" style:font-size-complex="9pt"/>
    </style:style>
    <style:style style:name="P17" style:family="paragraph" style:parent-style-name="Table_20_Contents">
      <style:paragraph-properties fo:margin-top="0.101cm" fo:margin-bottom="0.252cm" loext:contextual-spacing="false" fo:line-height="100%"/>
      <style:text-properties fo:font-size="9pt" officeooo:rsid="0005dfb8" officeooo:paragraph-rsid="0005dfb8" style:font-size-asian="9pt" style:font-size-complex="9pt"/>
    </style:style>
    <style:style style:name="P18" style:family="paragraph" style:parent-style-name="Table_20_Contents">
      <style:paragraph-properties fo:margin-top="0cm" fo:margin-bottom="0.051cm" loext:contextual-spacing="false"/>
      <style:text-properties fo:font-size="9pt" fo:font-weight="bold" officeooo:rsid="000a3fcd" officeooo:paragraph-rsid="000a3fcd" style:font-size-asian="9pt" style:font-weight-asian="bold" style:font-size-complex="9pt" style:font-weight-complex="bold"/>
    </style:style>
    <style:style style:name="P19" style:family="paragraph" style:parent-style-name="Table_20_Contents">
      <style:paragraph-properties fo:margin-top="0.101cm" fo:margin-bottom="0.152cm" loext:contextual-spacing="false"/>
      <style:text-properties fo:font-size="9pt" officeooo:rsid="0006dd74" officeooo:paragraph-rsid="0006dd74" style:font-size-asian="9pt" style:font-size-complex="9pt"/>
    </style:style>
    <style:style style:name="P2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21" style:family="paragraph" style:parent-style-name="Table_20_Contents">
      <style:text-properties officeooo:rsid="000fabb2" officeooo:paragraph-rsid="000fabb2"/>
    </style:style>
    <style:style style:name="P22" style:family="paragraph" style:parent-style-name="Table_20_Contents">
      <style:text-properties officeooo:paragraph-rsid="000fabb2"/>
    </style:style>
    <style:style style:name="P23" style:family="paragraph" style:parent-style-name="Table_20_Contents">
      <style:text-properties officeooo:rsid="00068cc7" officeooo:paragraph-rsid="00068cc7"/>
    </style:style>
    <style:style style:name="P24" style:family="paragraph" style:parent-style-name="Table_20_Contents">
      <style:paragraph-properties fo:margin-top="0cm" fo:margin-bottom="0.252cm" loext:contextual-spacing="false"/>
      <style:text-properties fo:font-size="9pt" officeooo:rsid="000b9fec" officeooo:paragraph-rsid="000b9fec" style:font-size-asian="9pt" style:font-size-complex="9pt"/>
    </style:style>
    <style:style style:name="P25" style:family="paragraph" style:parent-style-name="Table_20_Contents">
      <style:paragraph-properties fo:margin-top="0cm" fo:margin-bottom="0.252cm" loext:contextual-spacing="false"/>
      <style:text-properties fo:font-size="9pt" fo:font-weight="bold" officeooo:rsid="000b9fec" officeooo:paragraph-rsid="000b9fec" style:font-size-asian="9pt" style:font-weight-asian="bold" style:font-size-complex="9pt" style:font-weight-complex="bold"/>
    </style:style>
    <style:style style:name="P26" style:family="paragraph" style:parent-style-name="Table_20_Contents">
      <style:paragraph-properties fo:margin-top="0cm" fo:margin-bottom="0.252cm" loext:contextual-spacing="false"/>
      <style:text-properties officeooo:paragraph-rsid="000b9fec"/>
    </style:style>
    <style:style style:name="P27" style:family="paragraph" style:parent-style-name="Table_20_Contents">
      <style:paragraph-properties fo:margin-top="0cm" fo:margin-bottom="0.252cm" loext:contextual-spacing="false"/>
      <style:text-properties fo:font-size="10pt" officeooo:rsid="000b9fec" officeooo:paragraph-rsid="000b9fec" style:font-size-asian="8.75pt" style:font-size-complex="10pt"/>
    </style:style>
    <style:style style:name="P28" style:family="paragraph" style:parent-style-name="Table_20_Contents">
      <style:paragraph-properties fo:margin-top="0cm" fo:margin-bottom="0.252cm" loext:contextual-spacing="false"/>
      <style:text-properties fo:font-size="10pt" officeooo:rsid="000bbf20" officeooo:paragraph-rsid="000bbf20" style:font-size-asian="8.75pt" style:font-size-complex="10pt"/>
    </style:style>
    <style:style style:name="P29" style:family="paragraph" style:parent-style-name="Table_20_Contents">
      <style:paragraph-properties fo:margin-top="0cm" fo:margin-bottom="0.152cm" loext:contextual-spacing="false"/>
      <style:text-properties fo:font-size="9pt" officeooo:rsid="000d4939" officeooo:paragraph-rsid="000d4939" style:font-size-asian="9pt" style:font-size-complex="9pt"/>
    </style:style>
    <style:style style:name="P30" style:family="paragraph" style:parent-style-name="Table_20_Contents">
      <style:paragraph-properties fo:margin-top="0cm" fo:margin-bottom="0.152cm" loext:contextual-spacing="false"/>
      <style:text-properties fo:font-size="9pt" officeooo:rsid="000d4939" officeooo:paragraph-rsid="000e1ab9" style:font-size-asian="9pt" style:font-size-complex="9pt"/>
    </style:style>
    <style:style style:name="P31" style:family="paragraph" style:parent-style-name="Table_20_Contents">
      <style:paragraph-properties fo:margin-top="0.302cm" fo:margin-bottom="0.302cm" loext:contextual-spacing="false" fo:line-height="100%"/>
      <style:text-properties fo:font-size="10pt" fo:font-weight="normal" officeooo:rsid="00068cc7" officeooo:paragraph-rsid="00068cc7" style:font-size-asian="10pt" style:font-weight-asian="normal" style:font-size-complex="10pt" style:font-weight-complex="normal"/>
    </style:style>
    <style:style style:name="P32" style:family="paragraph" style:parent-style-name="Table_20_Contents">
      <style:paragraph-properties fo:margin-top="0.302cm" fo:margin-bottom="0.302cm" loext:contextual-spacing="false"/>
      <style:text-properties fo:font-size="10pt" fo:font-weight="normal" officeooo:rsid="00068cc7" officeooo:paragraph-rsid="00068cc7" style:font-size-asian="10pt" style:font-weight-asian="normal" style:font-size-complex="10pt" style:font-weight-complex="normal"/>
    </style:style>
    <style:style style:name="P33" style:family="paragraph" style:parent-style-name="Table_20_Contents">
      <style:paragraph-properties fo:margin-top="0.302cm" fo:margin-bottom="0.302cm" loext:contextual-spacing="false" fo:line-height="100%"/>
      <style:text-properties fo:font-size="10pt" fo:font-weight="normal" officeooo:rsid="00117c41" officeooo:paragraph-rsid="00117c41" style:font-size-asian="10pt" style:font-weight-asian="normal" style:font-size-complex="10pt" style:font-weight-complex="normal"/>
    </style:style>
    <style:style style:name="P34" style:family="paragraph" style:parent-style-name="Table_20_Contents">
      <style:paragraph-properties fo:margin-top="0.101cm" fo:margin-bottom="0.101cm" loext:contextual-spacing="false"/>
      <style:text-properties fo:font-size="8pt" fo:font-weight="bold" officeooo:rsid="00068cc7" officeooo:paragraph-rsid="00068cc7" style:font-size-asian="8pt" style:font-weight-asian="bold" style:font-size-complex="8pt" style:font-weight-complex="bold"/>
    </style:style>
    <style:style style:name="P35" style:family="paragraph" style:parent-style-name="Table_20_Contents">
      <style:paragraph-properties fo:margin-top="0.201cm" fo:margin-bottom="0.201cm" loext:contextual-spacing="false" fo:line-height="100%"/>
      <style:text-properties fo:font-size="8pt" fo:font-weight="bold" officeooo:rsid="00068cc7" officeooo:paragraph-rsid="00068cc7" style:font-size-asian="8pt" style:font-weight-asian="bold" style:font-size-complex="8pt" style:font-weight-complex="bold"/>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bold" officeooo:rsid="000bbf2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4a538" style:font-weight-asian="normal" style:font-weight-complex="normal"/>
    </style:style>
    <style:style style:name="T6" style:family="text">
      <style:text-properties fo:font-weight="normal" officeooo:rsid="0004ebcd" style:font-weight-asian="normal" style:font-weight-complex="normal"/>
    </style:style>
    <style:style style:name="T7" style:family="text">
      <style:text-properties fo:font-weight="normal" officeooo:rsid="000bbf20" style:font-weight-asian="normal" style:font-weight-complex="normal"/>
    </style:style>
    <style:style style:name="T8" style:family="text">
      <style:text-properties officeooo:rsid="0005dfb8"/>
    </style:style>
    <style:style style:name="T9" style:family="text">
      <style:text-properties officeooo:rsid="00068cc7"/>
    </style:style>
    <style:style style:name="T10" style:family="text">
      <style:text-properties officeooo:rsid="000a3fcd"/>
    </style:style>
    <style:style style:name="T11" style:family="text">
      <style:text-properties fo:font-size="9pt" officeooo:rsid="000b9fec" style:font-size-asian="9pt" style:font-size-complex="9pt"/>
    </style:style>
    <style:style style:name="T12" style:family="text">
      <style:text-properties officeooo:rsid="000bbf20"/>
    </style:style>
    <style:style style:name="T13" style:family="text">
      <style:text-properties officeooo:rsid="000e1ab9"/>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0fabb2"/>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20"><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7">Formulario de auto-evaluación</text:p>
            <text:p text:style-name="Heading">Modulo 2. Sesión 3. Llamadas al sistema para el Control de Proceso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21">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16">120</text:span> minutos.</text:p>
      <text:p text:style-name="Standard">1. He resuelto todas las dudas que tenía antes de iniciar la sesión de prácticas: <text:span text:style-name="T16">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1">Punteros y la llamada al sistema clone(). Donde más tiempo he estado atracado ha sido en el ejercicio uno, no sabía que había que usar la función atoi() para obtener los argumentos enteros, y he dedicado bastante tiempo a este ejercicio.</text:p>
            <text:p text:style-name="P22"><text:span text:style-name="T16">Por otro lado, aunque he comprendido el uso básico de la llamada clone(), no la he implementado, así que no creo haber cimentado dichos conceptos.</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2"><text:span text:style-name="T16">En archivo “tarea5.c” difiere ligeramente del presentado en el guión de prácticas. De hecho, hay un par de erratas. Están explicadas en el ejercicio 6.</text:span></text:p>
          </table:table-cell>
        </table:table-row>
      </table:table>
      <text:p text:style-name="Standard"/>
      <text:p text:style-name="P4">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29">#include &lt;sys/types.h&gt;</text:p>
            <text:p text:style-name="P29">#include &lt;stdio.h&gt;</text:p>
            <text:p text:style-name="P29">#include &lt;unistd.h&gt;</text:p>
            <text:p text:style-name="P29">#include &lt;stdlib.h&gt;</text:p>
            <text:p text:style-name="P29">#include &lt;sys/wait.h&gt;</text:p>
            <text:p text:style-name="P29"><text:soft-page-break/></text:p>
            <text:p text:style-name="P29">int main(int argc, char *argv[]) {</text:p>
            <text:p text:style-name="P29"><text:s text:c="2"/>pid_t pid;</text:p>
            <text:p text:style-name="P29"><text:s text:c="2"/>int num = atoi(argv[1]);</text:p>
            <text:p text:style-name="P29"/>
            <text:p text:style-name="P29"><text:s text:c="2"/>if (argc != 2) {</text:p>
            <text:p text:style-name="P29"><text:s text:c="4"/>printf("Uso del programa: ej1 &lt;número&gt;\n");</text:p>
            <text:p text:style-name="P29"><text:s text:c="4"/>exit(-1);</text:p>
            <text:p text:style-name="P29"><text:s text:c="2"/>}</text:p>
            <text:p text:style-name="P29"/>
            <text:p text:style-name="P29"><text:s text:c="2"/>if ((pid = fork()) &lt; 0) {</text:p>
            <text:p text:style-name="P29"><text:s text:c="4"/>perror("\nError en el fork");</text:p>
            <text:p text:style-name="P29"><text:s text:c="4"/>exit(-1);</text:p>
            <text:p text:style-name="P29"><text:s text:c="2"/>} else if(pid == 0) { //Proceso hijo</text:p>
            <text:p text:style-name="P29"><text:s text:c="4"/>if ((num % 2) == 0)</text:p>
            <text:p text:style-name="P29"><text:s text:c="6"/>printf("El número introducido es par.\n"<text:span text:style-name="T13">)</text:span>;</text:p>
            <text:p text:style-name="P29"><text:s text:c="4"/>else</text:p>
            <text:p text:style-name="P30"><text:s text:c="6"/>printf("El número introducido es impar.\n"<text:span text:style-name="T13">)</text:span>;</text:p>
            <text:p text:style-name="P29"><text:s text:c="2"/>} else { //Proceso padre</text:p>
            <text:p text:style-name="P29"><text:s text:c="4"/>if (num % 4 == 0)</text:p>
            <text:p text:style-name="P30"><text:s text:c="6"/>printf("El número introducido es divisible por 4.\n"<text:span text:style-name="T13">)</text:span>;</text:p>
            <text:p text:style-name="P29"><text:s text:c="4"/>else</text:p>
            <text:p text:style-name="P30"><text:s text:c="6"/>printf("El número introducido no es divisible por 4.\n"<text:span text:style-name="T13">)</text:span>;</text:p>
            <text:p text:style-name="P29"/>
            <text:p text:style-name="P29"><text:s text:c="6"/>if (wait(NULL) == -1) {</text:p>
            <text:p text:style-name="P29"><text:s text:c="8"/>printf("Error en wait.");</text:p>
            <text:p text:style-name="P29"><text:s text:c="8"/>exit(-1);</text:p>
            <text:p text:style-name="P29"><text:s text:c="6"/>}</text:p>
            <text:p text:style-name="P29"><text:s text:c="2"/>}</text:p>
            <text:p text:style-name="P29"/>
            <text:p text:style-name="P29"><text:s text:c="2"/>return 0;</text:p>
            <text:p text:style-name="P29">}</text:p>
          </table:table-cell>
        </table:table-row>
      </table:table>
      <text:p text:style-name="Standard"/>
      <text:p text:style-name="P6">Mi solución a la <text:span text:style-name="T2">ejercicio 3</text:span> ha sido:</text:p>
      <table:table table:name="Table10" table:style-name="Table10">
        <table:table-column table:style-name="Table10.A"/>
        <table:table-row>
          <table:table-cell table:style-name="Table10.A1" office:value-type="string">
            <text:p text:style-name="P8">La primera jerarquía, <text:span text:style-name="T2">(childpid)</text:span><text:span text:style-name="T4">, sería una estructura con forma “</text:span><text:span text:style-name="T5">lineal”. Es decir, el proceso inicial crea otro proceso (sólo uno). Éste, a su vez crea otro proceso (y sólo uno). </text:span><text:span text:style-name="T6">Tendremos una jerarquía lineal en la que cada proceso crea a otro, así hasta ‘nprocs’ procesos.</text:span></text:p>
            <text:p text:style-name="P9"><text:span text:style-name="T4">La segunda jerarquía, </text:span><text:span text:style-name="T2">(!childpid)</text:span><text:span text:style-name="T4">, es estructura con forma de “árbol”. Es decir, el proceso inicial crea a todos los procesos, y estos procesos no crean a ningún otro.</text:span></text:p>
            <text:p text:style-name="P13">A la hora de la implementación, he creado dos algoritmos ligeramente distintos para que el resultado final sea más claro. El algoritmo de la jerarquía “arbolada” es el siguiente:</text:p>
          </table:table-cell>
        </table:table-row>
        <table:table-row>
          <table:table-cell table:style-name="Table10.A2" office:value-type="string">
            <text:p text:style-name="P16">#include &lt;sys/types.h&gt;</text:p>
            <text:p text:style-name="P16"><text:soft-page-break/>#include &lt;stdio.h&gt;</text:p>
            <text:p text:style-name="P16">#include &lt;unistd.h&gt;</text:p>
            <text:p text:style-name="P16">#include &lt;stdlib.h&gt;</text:p>
            <text:p text:style-name="P16">#include &lt;errno.h&gt;</text:p>
            <text:p text:style-name="P16">#include &lt;sys/wait.h&gt;</text:p>
            <text:p text:style-name="P16"/>
            <text:p text:style-name="P16">int main(int argc, char *argv[]) {</text:p>
            <text:p text:style-name="P16"><text:s text:c="2"/>pid_t childpid, daddypid, mypid;</text:p>
            <text:p text:style-name="P16"><text:s text:c="2"/>const int nprocs = 10;</text:p>
            <text:p text:style-name="P16"><text:s text:c="2"/>int i;</text:p>
            <text:p text:style-name="P16"/>
            <text:p text:style-name="P16"><text:s text:c="2"/>for (i=1; i &lt; nprocs; i++) {</text:p>
            <text:p text:style-name="P16"><text:s text:c="4"/>if ((childpid = fork()) == -1) {</text:p>
            <text:p text:style-name="P16"><text:s text:c="6"/>fprintf(stderr, "Could not create child %d: %s\n",i,strerror(errno));</text:p>
            <text:p text:style-name="P16"><text:s text:c="6"/>exit(-1);</text:p>
            <text:p text:style-name="P16"><text:s text:c="4"/>}</text:p>
            <text:p text:style-name="P16"/>
            <text:p text:style-name="P16"><text:s text:c="4"/>if (!childpid)</text:p>
            <text:p text:style-name="P16"><text:s text:c="6"/>break;</text:p>
            <text:p text:style-name="P16"><text:s text:c="2"/>}</text:p>
            <text:p text:style-name="P16"/>
            <text:p text:style-name="P16"><text:s text:c="2"/>if (childpid != 0){</text:p>
            <text:p text:style-name="P16"><text:s text:c="4"/>for(int contador = 1; contador &lt; nprocs; contador++) <text:s/>{</text:p>
            <text:p text:style-name="P16"><text:s text:c="6"/>if (wait(NULL) == -1) {</text:p>
            <text:p text:style-name="P16"><text:s text:c="8"/>printf("Error en wait. Contador: %d\n", contador);</text:p>
            <text:p text:style-name="P16"><text:s text:c="8"/>exit(-1);</text:p>
            <text:p text:style-name="P16"><text:s text:c="6"/>}</text:p>
            <text:p text:style-name="P16"><text:s text:c="4"/>}</text:p>
            <text:p text:style-name="P16"><text:s text:c="2"/>}</text:p>
            <text:p text:style-name="P16"/>
            <text:p text:style-name="P16"><text:s text:c="2"/>mypid = <text:s/>getpid();</text:p>
            <text:p text:style-name="P16"><text:s text:c="2"/>daddypid = getppid();</text:p>
            <text:p text:style-name="P16"><text:s text:c="2"/>printf ("PID --&gt; %d PPID --&gt; %d\n", mypid, daddypid);</text:p>
            <text:p text:style-name="P16"/>
            <text:p text:style-name="P16"><text:s text:c="2"/>return 0;</text:p>
            <text:p text:style-name="P16">}</text:p>
          </table:table-cell>
        </table:table-row>
        <table:table-row>
          <table:table-cell table:style-name="Table10.A2" office:value-type="string">
            <text:p text:style-name="P10">A continuación, el algoritmo de la estructura “lineal”:</text:p>
          </table:table-cell>
        </table:table-row>
        <table:table-row>
          <table:table-cell table:style-name="Table10.A2" office:value-type="string">
            <text:p text:style-name="P15">#include &lt;sys/types.h&gt;</text:p>
            <text:p text:style-name="P15">#include &lt;stdio.h&gt;</text:p>
            <text:p text:style-name="P15">#include &lt;unistd.h&gt;</text:p>
            <text:p text:style-name="P15"><text:soft-page-break/>#include &lt;stdlib.h&gt;</text:p>
            <text:p text:style-name="P15">#include &lt;errno.h&gt;</text:p>
            <text:p text:style-name="P15">#include &lt;sys/wait.h&gt;</text:p>
            <text:p text:style-name="P15"/>
            <text:p text:style-name="P15">int main(int argc, char *argv[]) {</text:p>
            <text:p text:style-name="P15"><text:s text:c="2"/>pid_t childpid = -1, daddypid, mypid;</text:p>
            <text:p text:style-name="P15"><text:s text:c="2"/>const int nprocs = 20, PID_PARADA = 1;</text:p>
            <text:p text:style-name="P15"><text:s text:c="2"/>int i;</text:p>
            <text:p text:style-name="P15"/>
            <text:p text:style-name="P15"><text:s text:c="2"/>for (i=1; i &lt; nprocs; i++) {</text:p>
            <text:p text:style-name="P15"><text:s text:c="4"/>if ((childpid = fork()) == -1) {</text:p>
            <text:p text:style-name="P15"><text:s text:c="6"/>fprintf(stderr, "Could not create child %d: %s\n",i,strerror(errno));</text:p>
            <text:p text:style-name="P15"><text:s text:c="6"/>exit(-1);</text:p>
            <text:p text:style-name="P15"><text:s text:c="4"/>}</text:p>
            <text:p text:style-name="P15"/>
            <text:p text:style-name="P17"><text:s text:c="4"/>if (childpid){</text:p>
            <text:p text:style-name="P17"><text:s text:c="6"/>break;</text:p>
            <text:p text:style-name="P17"><text:s text:c="4"/>} else {</text:p>
            <text:p text:style-name="P17"><text:s text:c="6"/>childpid = PID_PARADA;</text:p>
            <text:p text:style-name="P17"><text:s text:c="4"/>}</text:p>
            <text:p text:style-name="P17"><text:s text:c="2"/>}</text:p>
            <text:p text:style-name="P17"/>
            <text:p text:style-name="P17"><text:s text:c="2"/>if (childpid != PID_PARADA) {</text:p>
            <text:p text:style-name="P17"><text:s text:c="4"/>if (wait(NULL) == -1) {</text:p>
            <text:p text:style-name="P17"><text:s text:c="6"/>printf("Error en wait.");</text:p>
            <text:p text:style-name="P17"><text:s text:c="6"/>exit(-1);</text:p>
            <text:p text:style-name="P17"><text:s text:c="4"/>}</text:p>
            <text:p text:style-name="P17"><text:s text:c="2"/>}</text:p>
            <text:p text:style-name="P17"/>
            <text:p text:style-name="P17"><text:s text:c="2"/>mypid = <text:s/>getpid();</text:p>
            <text:p text:style-name="P17"><text:s text:c="2"/>daddypid = getppid();</text:p>
            <text:p text:style-name="P17"><text:s text:c="2"/>printf ("PID --&gt; %d PPID --&gt; %d\n", mypid, daddypid);</text:p>
            <text:p text:style-name="P17"/>
            <text:p text:style-name="P17"><text:s text:c="2"/>return 0;</text:p>
            <text:p text:style-name="P17">}</text:p>
          </table:table-cell>
        </table:table-row>
        <table:table-row>
          <table:table-cell table:style-name="Table10.A2" office:value-type="string">
            <text:p text:style-name="P11">Las diferentes implementaciones vienen de cara a la visualización de los resultados, ya que al realizar las comprobaciones pertinentes obtuve unos resultados que al principio me parecieron un tanto extraños. <text:span text:style-name="T9">Al</text:span> finalizar el proceso “maestro”, el cual inició toda la jerarquía, los procesos hijos cambian de PPID, <text:span text:style-name="T9">(y así sucesivamente</text:span> <text:span text:style-name="T9">en la jerarquía lineal). </text:span>Este problema se da en ambas jerarquías, pero su solución es distinta.</text:p>
            <text:p text:style-name="P11">En la jerarquía arbolada, he implementado un bucle de waits, de forma que el proceso maestro espera a tantos procesos como fueron creados (nprocs – 1). De esta forma, el proceso maestro <text:soft-page-break/>será el último en finalizar, una vez el resto de procesos hayan finalizado. El orden en el que el resto finalizan no tiene relevancia.</text:p>
            <text:p text:style-name="P11">En la segunda jerarquía, <text:span text:style-name="T8">la lineal, lo complejo no es la implementación sino la comprensión de que se está haciendo. En este caso necesitamos que el proceso maestro no finalice hasta que lo haga su hijo. Sin embargo, este proceso no puede finalizar hasta que finalice su respectivo hijo (nieto del maestro). En definitiva, todos esperarán a que el siguiente proceso finalice, y cuando finalice el último, lo harán todos en el orden inverso al que fueron creados. En este caso, el orden en el que finalizan todos los procesos si que es relevante. </text:span></text:p>
            <text:p text:style-name="P12">Para su implementación, hacemos que la variable ‘childpid’ sea 1 si el proceso no ha creado un hijo. Sabemos que este valor nunca va a ser devuelto por la función fork() porque PID = 1 correponde al proceso init, ya creado, que no es hijo de ningún proceso. El proceso creado esperará a su hijo si lo ha creado (es decir, si su ‘chilpid’ es distinto de 1).</text:p>
          </table:table-cell>
        </table:table-row>
        <table:table-row table:style-name="Table10.6">
          <table:table-cell table:style-name="Table10.A2" office:value-type="string">
            <text:p text:style-name="P23">Al ejecutarlos, obtenemos los siguientes resultados. Para la jerarquía arbolada:</text:p>
            <text:p text:style-name="P34">PID --&gt; 19563 PPID --&gt; 19562</text:p>
            <text:p text:style-name="P34">PID --&gt; 19564 PPID --&gt; 19562</text:p>
            <text:p text:style-name="P34">PID --&gt; 19565 PPID --&gt; 19562</text:p>
            <text:p text:style-name="P34">PID --&gt; 19566 PPID --&gt; 19562</text:p>
            <text:p text:style-name="P34">PID --&gt; 19567 PPID --&gt; 19562</text:p>
            <text:p text:style-name="P34">PID --&gt; 19581 PPID --&gt; 19562</text:p>
            <text:p text:style-name="P34">PID --&gt; 19568 PPID --&gt; 19562</text:p>
            <text:p text:style-name="P34">PID --&gt; 19569 PPID --&gt; 19562</text:p>
            <text:p text:style-name="P34">PID --&gt; 19570 PPID --&gt; 19562</text:p>
            <text:p text:style-name="P34">PID --&gt; 19571 PPID --&gt; 19562</text:p>
            <text:p text:style-name="P34">PID --&gt; 19572 PPID --&gt; 19562</text:p>
            <text:p text:style-name="P34">PID --&gt; 19573 PPID --&gt; 19562</text:p>
            <text:p text:style-name="P34">PID --&gt; 19575 PPID --&gt; 19562</text:p>
            <text:p text:style-name="P34">PID --&gt; 19576 PPID --&gt; 19562</text:p>
            <text:p text:style-name="P34">PID --&gt; 19577 PPID --&gt; 19562</text:p>
            <text:p text:style-name="P34">PID --&gt; 19578 PPID --&gt; 19562</text:p>
            <text:p text:style-name="P34">PID --&gt; 19579 PPID --&gt; 19562</text:p>
            <text:p text:style-name="P34">PID --&gt; 19580 PPID --&gt; 19562</text:p>
            <text:p text:style-name="P34">PID --&gt; 19574 PPID --&gt; 19562</text:p>
            <text:p text:style-name="P34">PID --&gt; 19562 PPID --&gt; 9113</text:p>
            <text:p text:style-name="P32">Como podemos ver, los procesos hijos no terminan en ningún orden específico. Sin embargo, el proceso maestro, cuyo padre es distinto al de los demás, termina el último. Respecto de la jerarquía lineal:</text:p>
            <text:p text:style-name="P35">PID --&gt; 19361 PPID --&gt; 19360</text:p>
            <text:p text:style-name="P35">PID --&gt; 19360 PPID --&gt; 19359</text:p>
            <text:p text:style-name="P35">PID --&gt; 19359 PPID --&gt; 19358</text:p>
            <text:p text:style-name="P35">PID --&gt; 19358 PPID --&gt; 19357</text:p>
            <text:p text:style-name="P35">PID --&gt; 19357 PPID --&gt; 19356</text:p>
            <text:p text:style-name="P35">PID --&gt; 19356 PPID --&gt; 19355</text:p>
            <text:p text:style-name="P35">PID --&gt; 19355 PPID --&gt; 19354</text:p>
            <text:p text:style-name="P35">PID --&gt; 19354 PPID --&gt; 19353</text:p>
            <text:p text:style-name="P35">PID --&gt; 19353 PPID --&gt; 19352</text:p>
            <text:p text:style-name="P35">PID --&gt; 19352 PPID --&gt; 19351</text:p>
            <text:p text:style-name="P35">PID --&gt; 19351 PPID --&gt; 19350</text:p>
            <text:p text:style-name="P35">PID --&gt; 19350 PPID --&gt; 19349</text:p>
            <text:p text:style-name="P35"><text:soft-page-break/>PID --&gt; 19349 PPID --&gt; 19348</text:p>
            <text:p text:style-name="P35">PID --&gt; 19348 PPID --&gt; 19347</text:p>
            <text:p text:style-name="P35">PID --&gt; 19347 PPID --&gt; 19346</text:p>
            <text:p text:style-name="P35">PID --&gt; 19346 PPID --&gt; 19345</text:p>
            <text:p text:style-name="P35">PID --&gt; 19345 PPID --&gt; 19344</text:p>
            <text:p text:style-name="P35">PID --&gt; 19344 PPID --&gt; 19343</text:p>
            <text:p text:style-name="P35">PID --&gt; 19343 PPID --&gt; 19342</text:p>
            <text:p text:style-name="P35">PID --&gt; 19342 PPID --&gt; 9113</text:p>
            <text:p text:style-name="P31">Apreciamos ahora como los procesos terminan en orden inverso al creado, como pretendíamos. Quedan así probadas las jerarquías y su visualización.</text:p>
            <text:p text:style-name="P33"><text:span text:style-name="T14">Nota</text:span><text:span text:style-name="T15">: Me ha sido imposible quitar el siguiente espacio en blanco. Le ruego disculpe la presentación.</text:span></text:p>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19">#include &lt;sys/types.h&gt;</text:p>
            <text:p text:style-name="P19">#include &lt;stdio.h&gt;</text:p>
            <text:p text:style-name="P19">#include &lt;unistd.h&gt;</text:p>
            <text:p text:style-name="P19">#include &lt;stdlib.h&gt;</text:p>
            <text:p text:style-name="P19">#include &lt;errno.h&gt;</text:p>
            <text:p text:style-name="P19">#include &lt;sys/wait.h&gt;</text:p>
            <text:p text:style-name="P19"/>
            <text:p text:style-name="P19">int main() {</text:p>
            <text:p text:style-name="P19"><text:s text:c="2"/>const int nprocs_creados = 5;</text:p>
            <text:p text:style-name="P19"><text:soft-page-break/><text:s text:c="2"/>int i, nprocs_actuales;</text:p>
            <text:p text:style-name="P19"><text:s text:c="2"/>pid_t childpid;</text:p>
            <text:p text:style-name="P19"/>
            <text:p text:style-name="P19"><text:s text:c="2"/>for (nprocs_actuales=0; nprocs_actuales&lt;nprocs_creados; nprocs_actuales++) {</text:p>
            <text:p text:style-name="P19"><text:s text:c="4"/>if ((childpid = fork())== -1) {</text:p>
            <text:p text:style-name="P19"><text:s text:c="6"/>fprintf(stderr, "Could not create child %d: %s\n",i,strerror(errno));</text:p>
            <text:p text:style-name="P19"><text:s text:c="6"/>exit(-1);</text:p>
            <text:p text:style-name="P19"><text:s text:c="4"/>}</text:p>
            <text:p text:style-name="P19"/>
            <text:p text:style-name="P19"><text:s text:c="4"/>if (childpid == 0) {</text:p>
            <text:p text:style-name="P19"><text:s text:c="6"/>printf("Soy el hijo con PID %d\n\n", getpid());</text:p>
            <text:p text:style-name="P19"><text:s text:c="6"/>break;</text:p>
            <text:p text:style-name="P19"><text:s text:c="4"/>}</text:p>
            <text:p text:style-name="P19"><text:s text:c="2"/>}</text:p>
            <text:p text:style-name="P19"/>
            <text:p text:style-name="P19"><text:s text:c="2"/>if (childpid != 0) {</text:p>
            <text:p text:style-name="P19"><text:s text:c="4"/>while (nprocs_actuales &gt; 0) {</text:p>
            <text:p text:style-name="P19"><text:s text:c="6"/>if ((childpid = wait(NULL)) == -1) {</text:p>
            <text:p text:style-name="P19"><text:s text:c="8"/>printf("Error en wait. Procesos restantes: %d\n", nprocs_actuales);</text:p>
            <text:p text:style-name="P19"><text:s text:c="8"/>exit(-1);</text:p>
            <text:p text:style-name="P19"><text:s text:c="6"/>}</text:p>
            <text:p text:style-name="P19"/>
            <text:p text:style-name="P19"><text:s text:c="6"/>nprocs_actuales--;</text:p>
            <text:p text:style-name="P19"/>
            <text:p text:style-name="P19"><text:s text:c="6"/>printf("Acaba de finalizar mi hijo con PID %d\n"</text:p>
            <text:p text:style-name="P19"><text:s text:c="8"/>"Sólo me quedan %d hijos vivos\n\n",</text:p>
            <text:p text:style-name="P19"><text:s text:c="8"/>childpid, nprocs_actuales);</text:p>
            <text:p text:style-name="P19"><text:s text:c="4"/>}</text:p>
            <text:p text:style-name="P19"><text:s text:c="2"/>}</text:p>
            <text:p text:style-name="P19"/>
            <text:p text:style-name="P19"><text:s text:c="2"/>return(0);</text:p>
            <text:p text:style-name="P19">}</text:p>
          </table:table-cell>
        </table:table-row>
        <table:table-row>
          <table:table-cell table:style-name="Table12.A2" office:value-type="string">
            <text:p text:style-name="P14">Este código hace exactamente <text:span text:style-name="T10">lo que el enunciado pide. Como podemos ver al ejecutarlo, no se ejecuta el primer ‘for’ y después los waits. Ejemplo de salida:</text:span></text:p>
            <text:p text:style-name="P18">Soy el hijo con PID 4530</text:p>
            <text:p text:style-name="P18"/>
            <text:p text:style-name="P18">Acaba de finalizar mi hijo con PID 4530</text:p>
            <text:p text:style-name="P18">Sólo me quedan 4 hijos vivos</text:p>
            <text:p text:style-name="P18"/>
            <text:p text:style-name="P18">Soy el hijo con PID 4531</text:p>
            <text:p text:style-name="P18"/>
            <text:p text:style-name="P18">Acaba de finalizar mi hijo con PID 4531</text:p>
            <text:p text:style-name="P18">Sólo me quedan 3 hijos vivos</text:p>
            <text:p text:style-name="P18"/>
            <text:p text:style-name="P18">Soy el hijo con PID 4532</text:p>
            <text:p text:style-name="P18"/>
            <text:p text:style-name="P18"><text:soft-page-break/>Acaba de finalizar mi hijo con PID 4532</text:p>
            <text:p text:style-name="P18">Sólo me quedan 2 hijos vivos</text:p>
            <text:p text:style-name="P18"/>
            <text:p text:style-name="P18">Soy el hijo con PID 4533</text:p>
            <text:p text:style-name="P18"/>
            <text:p text:style-name="P18">Soy el hijo con PID 4534</text:p>
            <text:p text:style-name="P18"/>
            <text:p text:style-name="P18">Acaba de finalizar mi hijo con PID 4533</text:p>
            <text:p text:style-name="P18">Sólo me quedan 1 hijos vivos</text:p>
            <text:p text:style-name="P18"/>
            <text:p text:style-name="P18">Acaba de finalizar mi hijo con PID 4534</text:p>
            <text:p text:style-name="P18">Sólo me quedan 0 hijos vivos</text:p>
          </table:table-cell>
        </table:table-row>
      </table:table>
      <text:p text:style-name="Standard"/>
      <text:p text:style-name="Standard">Mi solución a la <text:span text:style-name="T2">ejercicio 6</text:span> ha sido:</text:p>
      <table:table table:name="Table4" table:style-name="Table4">
        <table:table-column table:style-name="Table4.A"/>
        <table:table-row>
          <table:table-cell table:style-name="Table4.A1" office:value-type="string">
            <text:p text:style-name="P24">#include&lt;sys/types.h&gt;</text:p>
            <text:p text:style-name="P24">#include&lt;sys/wait.h&gt;</text:p>
            <text:p text:style-name="P24">#include&lt;unistd.h&gt;</text:p>
            <text:p text:style-name="P24">#include&lt;stdio.h&gt;</text:p>
            <text:p text:style-name="P24">#include&lt;errno.h&gt;</text:p>
            <text:p text:style-name="P24">#include &lt;stdlib.h&gt;</text:p>
            <text:p text:style-name="P24"/>
            <text:p text:style-name="P24">int main(int argc, char *argv[]) {</text:p>
            <text:p text:style-name="P24">pid_t pid;</text:p>
            <text:p text:style-name="P24">int estado;</text:p>
            <text:p text:style-name="P25">//Creamos un proceso hijo</text:p>
            <text:p text:style-name="P24">if( (pid=fork())&lt;0) {</text:p>
            <text:p text:style-name="P24"><text:tab/>perror("\nError en el fork");</text:p>
            <text:p text:style-name="P24"><text:tab/>exit(-1);</text:p>
            <text:p text:style-name="P24">}</text:p>
            <text:p text:style-name="P24">else if(pid==0) { <text:span text:style-name="T2">//Hacemos que el proceso hijo ejecuta una llamada al sistema ‘execl’</text:span></text:p>
            <text:p text:style-name="P24"><text:tab/>if( (execl("/usr/bin/ldd","ldd","./tarea5", <text:span text:style-name="T2">NULL</text:span>)&lt;0)) {</text:p>
            <text:p text:style-name="P24"><text:tab/><text:tab/>perror("\nError en el execl");</text:p>
            <text:p text:style-name="P24"><text:tab/><text:tab/>exit(-1);</text:p>
            <text:p text:style-name="P24"><text:tab/>}</text:p>
            <text:p text:style-name="P24">}</text:p>
            <text:p text:style-name="P25">//El proceso padre espera a la finalización del hijo</text:p>
            <text:p text:style-name="P24">wait(&amp;estado);</text:p>
            <text:p text:style-name="P25">//Imprimimos el PID del proceso hijo y su estado de finalización.</text:p>
            <text:p text:style-name="P24">printf("\nMi hijo %d ha finalizado con el estado %d\n",pid,estado<text:span text:style-name="T2">&gt;&gt;8</text:span>);</text:p>
            <text:p text:style-name="P24"/>
            <text:p text:style-name="P24"><text:soft-page-break/>exit(0);</text:p>
            <text:p text:style-name="P26"><text:span text:style-name="T11">}</text:span></text:p>
          </table:table-cell>
        </table:table-row>
        <table:table-row>
          <table:table-cell table:style-name="Table4.A2" office:value-type="string">
            <text:p text:style-name="P27">En primer lugar he de aclarar que el archivo <text:span text:style-name="T12">proporcionado difería ligeramente de archivo que hay en el guión de prácticas. Las dos diferentcias son las marcadas en negrita en el bloque anterior (y que no son comentarios). Estas son </text:span><text:span text:style-name="T3">NULL </text:span><text:span text:style-name="T7">y </text:span><text:span text:style-name="T3">&gt;&gt;8</text:span><text:span text:style-name="T7">. Sin el NULL, la llamada al sistema espera más argumentos de los suministrados y podría conducir a error. Sin el desplazamiento de un byte, simplemente obtendríamos el estado completo de la finalización del proceso hijo, en vez del valor de retorno del mismo. </text:span></text:p>
            <text:p text:style-name="P28"><text:span text:style-name="T4">Este programa crea un hijo que ejecuta la orden ‘ldd’ sin argumentos sobre el fichero tarea5 (el programa en sí). La orden ldd (List Dinamic Dependecies) muestra las librerías que utiliza un determinado archivo, suministrado como argumento. En nuestro caso, tarea5.</text:span></text:p>
            <text:p text:style-name="P28"><text:span text:style-name="T4">Tras esto, el programa imprime por pantalla el PID del proceso hijo junto con su estado de finalización.</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1-26T19:56:08.891429420</dc:date>
    <meta:print-date>2011-10-06T10:39:21</meta:print-date>
    <meta:editing-cycles>194</meta:editing-cycles>
    <meta:editing-duration>P1DT24M56S</meta:editing-duration>
    <meta:document-statistic meta:table-count="10" meta:image-count="1" meta:object-count="0" meta:page-count="9" meta:paragraph-count="246" meta:word-count="1824" meta:character-count="10622" meta:non-whitespace-character-count="8709"/>
    <meta:user-defined meta:name="Información 1"/>
    <meta:user-defined meta:name="Información 2"/>
    <meta:user-defined meta:name="Información 3"/>
    <meta:user-defined meta:name="Información 4"/>
  </office:meta>
</office:document-meta>
</file>